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66cc" draw:fill-color="#729fcf" draw:opacity="40%" draw:textarea-horizontal-align="justify" draw:textarea-vertical-align="middle" draw:auto-grow-height="false" fo:min-height="2.714cm" fo:min-width="7.65cm" draw:shadow-opacity="40%"/>
    </style:style>
    <style:style style:name="gr2" style:family="graphic" style:parent-style-name="standard">
      <style:graphic-properties svg:stroke-color="#000000" draw:fill-color="#ffffff" draw:textarea-horizontal-align="justify" draw:textarea-vertical-align="middle" draw:auto-grow-height="false" fo:min-height="0.788cm" fo:min-width="1.722cm" fo:wrap-option="no-wrap" draw:shadow="visible" draw:shadow-offset-x="0.1cm" draw:shadow-offset-y="0.1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svg:stroke-color="#000000" draw:fill-color="#ffffff" draw:textarea-horizontal-align="justify" draw:textarea-vertical-align="middle" draw:auto-grow-height="false" fo:min-height="0.918cm" fo:min-width="1.722cm" fo:wrap-option="no-wrap" draw:shadow="visible" draw:shadow-offset-x="0.1cm" draw:shadow-offset-y="0.1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svg:stroke-color="#0066cc" draw:fill-color="#729fcf" draw:opacity="100%" draw:textarea-horizontal-align="justify" draw:textarea-vertical-align="middle" draw:auto-grow-height="false" fo:min-height="1.418cm" fo:min-width="1.908cm" draw:shadow-opacity="100%"/>
    </style:style>
    <style:style style:name="P1" style:family="paragraph">
      <loext:graphic-properties draw:fill-color="#729fcf" draw:opacity="40%"/>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style:style>
    <style:style style:name="P4" style:family="paragraph">
      <loext:graphic-properties draw:fill="none"/>
      <style:paragraph-properties fo:text-align="center"/>
    </style:style>
    <style:style style:name="P5" style:family="paragraph">
      <loext:graphic-properties draw:fill="none" draw:fill-color="#ffffff"/>
      <style:text-properties fo:color="#0066cc" fo:font-size="18pt"/>
    </style:style>
    <style:style style:name="P6" style:family="paragraph">
      <loext:graphic-properties draw:fill-color="#729fcf" draw:opacity="100%"/>
      <style:paragraph-properties fo:text-align="center"/>
      <style:text-properties fo:font-size="18pt"/>
    </style:style>
    <style:style style:name="T1" style:family="text">
      <style:text-properties fo:font-size="18pt"/>
    </style:style>
    <style:style style:name="T2" style:family="text">
      <style:text-properties fo:color="#0066cc"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8cm" svg:height="3.2cm" svg:x="9.1cm" svg:y="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draw:layer="layout" svg:width="8.8cm" svg:height="3.2cm" svg:x="0.1cm" svg:y="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3" xml:id="id1" draw:id="id1" draw:layer="layout" svg:width="3.4cm" svg:height="1.6cm" svg:x="1.1cm" svg:y="1.1cm">
          <text:p text:style-name="P2"><text:span text:style-name="T1">PAUL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 svg:x1="4.5cm" svg:y1="1.9cm" svg:x2="7.7cm" svg:y2="1.9cm" draw:start-shape="id1" draw:start-glue-point="1" draw:end-shape="id2" draw:end-glue-point="5" svg:d="M4500 1900h3200" svg:viewBox="0 0 3201 1">
          <text:p/>
        </draw:connector>
        <draw:custom-shape draw:style-name="gr4" draw:text-style-name="P3" xml:id="id3" draw:id="id3" draw:layer="layout" svg:width="3.4cm" svg:height="1.8cm" svg:x="14cm" svg:y="1cm">
          <text:p text:style-name="P2"><text:span text:style-name="T1">ANNIS</text:span></text:p>
          <text:p text:style-name="P2"><text:span text:style-name="T1">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 svg:x1="10.3cm" svg:y1="1.9cm" svg:x2="14cm" svg:y2="1.9cm" draw:start-shape="id2" draw:start-glue-point="7" draw:end-shape="id3" draw:end-glue-point="3" svg:d="M10300 1900h3700" svg:viewBox="0 0 3701 1">
          <text:p/>
        </draw:connector>
        <draw:frame draw:style-name="gr5" draw:text-style-name="P5" draw:layer="layout" svg:width="5cm" svg:height="0.962cm" svg:x="0.3cm" svg:y="0.138cm">
          <draw:text-box>
            <text:p><text:span text:style-name="T2">PAULAImporter</text:span></text:p>
          </draw:text-box>
        </draw:frame>
        <draw:custom-shape draw:style-name="gr6" draw:text-style-name="P6" xml:id="id2" draw:id="id2" draw:layer="layout" svg:width="2.6cm" svg:height="1.8cm" svg:x="7.7cm" svg:y="1cm">
          <text:p text:style-name="P2"><text:span text:style-name="T1">Sal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5" draw:layer="layout" svg:width="5cm" svg:height="0.962cm" svg:x="12.7cm" svg:y="0.138cm">
          <draw:text-box>
            <text:p><text:span text:style-name="T2">ANNISExpor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cm" fo:page-height="3.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Zipser</meta:initial-creator>
    <meta:creation-date>2015-09-14T21:49:54.140270849</meta:creation-date>
    <dc:date>2015-09-14T23:37:20.987189043</dc:date>
    <dc:creator>Florian Zipser</dc:creator>
    <meta:editing-duration>PT46M54S</meta:editing-duration>
    <meta:editing-cycles>5</meta:editing-cycles>
    <meta:generator>LibreOffice/4.4.2.2$Linux_X86_64 LibreOffice_project/40m0$Build-2</meta:generator>
    <meta:document-statistic meta:object-count="9"/>
  </office:meta>
</office:document-meta>
</file>